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9900" draw:textarea-horizontal-align="justify" draw:textarea-vertical-align="middle" draw:auto-grow-height="false" fo:min-height="1.528cm" fo:min-width="1.278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draw:stroke="none" draw:fill-color="#ff3333" draw:textarea-horizontal-align="justify" draw:textarea-vertical-align="middle" draw:auto-grow-height="false" fo:min-height="0.258cm" fo:min-width="1.27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024cm"/>
    </style:style>
    <style:style style:name="gr5" style:family="graphic" style:parent-style-name="standard">
      <style:graphic-properties draw:stroke="none" draw:fill-color="#3333ff" draw:textarea-horizontal-align="justify" draw:textarea-vertical-align="middle" draw:auto-grow-height="false" fo:min-height="0.258cm" fo:min-width="1.278cm"/>
    </style:style>
    <style:style style:name="gr6" style:family="graphic" style:parent-style-name="standard">
      <style:graphic-properties draw:stroke="none" draw:fill-color="#00cc00" draw:textarea-horizontal-align="justify" draw:textarea-vertical-align="middle" draw:auto-grow-height="false" fo:min-height="0.258cm" fo:min-width="1.278cm"/>
    </style:style>
    <style:style style:name="gr7" style:family="graphic" style:parent-style-name="objectwithoutfill">
      <style:graphic-properties draw:stroke="solid" svg:stroke-width="0.423cm" svg:stroke-color="#999999" draw:marker-start-width="0.834cm" draw:marker-end-width="0.834cm" draw:fill="none" draw:textarea-vertical-align="middle" fo:padding-top="0.336cm" fo:padding-bottom="0.336cm" fo:padding-left="0.461cm" fo:padding-right="0.46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0099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778cm" svg:height="1.778cm" svg:x="1.016cm" svg:y="37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778cm" svg:x="22.098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524cm" svg:x="4.318cm" svg:y="3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4.318cm" svg:y="29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0.922cm" svg:y="3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.016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0.76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778cm" svg:height="0.508cm" draw:transform="rotate (0.785398163397448) translate (-13.888cm 10.48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-12.63cm 10.842cm)">
            <text:p/>
            <draw:enhanced-geometry svg:viewBox="0 0 21600 21600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1.778cm" svg:height="0.508cm" draw:transform="rotate (0.785398163397448) translate (0.669cm 4.97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1.927cm 5.333cm)">
            <text:p/>
            <draw:enhanced-geometry svg:viewBox="0 0 21600 21600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1.778cm" svg:height="0.508cm" draw:transform="rotate (0.785398163397448) translate (0.669cm 2.18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1.927cm 2.539cm)">
            <text:p/>
            <draw:enhanced-geometry svg:viewBox="0 0 21600 21600" draw:mirror-vertical="false" draw:type="rectangle" draw:enhanced-path="M 0 0 L 21600 0 21600 21600 0 21600 0 0 Z N"/>
          </draw:custom-shape>
        </draw:g>
        <draw:custom-shape draw:style-name="gr2" draw:text-style-name="P2" draw:layer="layout" svg:width="1.524cm" svg:height="1.524cm" svg:x="16.002cm" svg:y="3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22.098cm" svg:y="3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22.098cm" svg:y="27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16.002cm" svg:y="33.5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778cm" svg:height="0.508cm" draw:transform="rotate (0.785398163397448) translate (-10.922cm 17.76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78cm" svg:height="0.508cm" draw:transform="rotate (2.35619449019234) translate (6.083cm 25.908cm)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6" draw:text-style-name="P5" draw:layer="layout" svg:width="1.778cm" svg:height="0.508cm" draw:transform="rotate (0.785398163397448) translate (11.43cm 33.769cm)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.032cm" svg:y1="38.608cm" svg:x2="5.08cm" svg:y2="35.56cm">
          <text:p/>
        </draw:line>
        <draw:line draw:style-name="gr7" draw:text-style-name="P6" draw:layer="layout" svg:x1="5.334cm" svg:y1="36.068cm" svg:x2="11.176cm" svg:y2="38.608cm">
          <text:p/>
        </draw:line>
        <draw:line draw:style-name="gr7" draw:text-style-name="P6" draw:layer="layout" svg:x1="16.51cm" svg:y1="34.29cm" svg:x2="16.51cm" svg:y2="38.608cm">
          <text:p/>
        </draw:line>
        <draw:line draw:style-name="gr7" draw:text-style-name="P6" draw:layer="layout" svg:x1="22.86cm" svg:y1="34.544cm" svg:x2="17.018cm" svg:y2="38.354cm">
          <text:p/>
        </draw:line>
        <draw:g>
          <draw:custom-shape draw:style-name="gr3" draw:text-style-name="P3" draw:layer="layout" svg:width="1.778cm" svg:height="0.508cm" draw:transform="rotate (0.785398163397448) translate (5.081cm 39.61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6.339cm 39.971cm)">
            <text:p/>
            <draw:enhanced-geometry svg:viewBox="0 0 21600 21600" draw:mirror-vertical="false" draw:type="rectangle" draw:enhanced-path="M 0 0 L 21600 0 21600 21600 0 21600 0 0 Z N"/>
          </draw:custom-shape>
        </draw:g>
        <draw:line draw:style-name="gr7" draw:text-style-name="P6" draw:layer="layout" svg:x1="6.096cm" svg:y1="38.862cm" svg:x2="11.176cm" svg:y2="38.608cm">
          <text:p/>
        </draw:line>
        <draw:line draw:style-name="gr7" draw:text-style-name="P6" draw:layer="layout" svg:x1="12.446cm" svg:y1="33.528cm" svg:x2="16.51cm" svg:y2="38.1cm">
          <text:p/>
        </draw:line>
        <draw:g>
          <draw:custom-shape draw:style-name="gr3" draw:text-style-name="P3" draw:layer="layout" svg:width="1.778cm" svg:height="0.508cm" draw:transform="rotate (0.785398163397448) translate (22.098cm 39.10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23.356cm 39.462cm)">
            <text:p/>
            <draw:enhanced-geometry svg:viewBox="0 0 21600 21600" draw:mirror-vertical="false" draw:type="rectangle" draw:enhanced-path="M 0 0 L 21600 0 21600 21600 0 21600 0 0 Z N"/>
          </draw:custom-shape>
        </draw:g>
        <draw:line draw:style-name="gr7" draw:text-style-name="P6" draw:layer="layout" svg:x1="22.86cm" svg:y1="34.29cm" svg:x2="22.86cm" svg:y2="38.608cm">
          <text:p/>
        </draw:line>
        <draw:line draw:style-name="gr7" draw:text-style-name="P6" draw:layer="layout" svg:x1="22.606cm" svg:y1="28.194cm" svg:x2="16.51cm" svg:y2="34.036cm">
          <text:p/>
        </draw:line>
        <draw:line draw:style-name="gr7" draw:text-style-name="P6" draw:layer="layout" svg:x1="22.606cm" svg:y1="27.94cm" svg:x2="22.606cm" svg:y2="34.036cm">
          <text:p/>
        </draw:line>
        <draw:custom-shape draw:style-name="gr2" draw:text-style-name="P2" draw:layer="layout" svg:width="1.524cm" svg:height="1.524cm" svg:x="9.398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5.24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22.35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778cm" svg:height="0.508cm" draw:transform="rotate (0.785398163397448) translate (9.306cm 31.64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524cm" svg:x="16.764cm" svg:y="2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9.55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9.812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3.368cm" svg:y1="4.572cm" svg:x2="20.32cm" svg:y2="19.304cm">
          <text:p/>
        </draw:line>
        <draw:line draw:style-name="gr7" draw:text-style-name="P6" draw:layer="layout" svg:x1="23.368cm" svg:y1="1.524cm" svg:x2="22.86cm" svg:y2="4.064cm">
          <text:p/>
        </draw:line>
        <draw:line draw:style-name="gr7" draw:text-style-name="P6" draw:layer="layout" svg:x1="22.606cm" svg:y1="4.572cm" svg:x2="20.574cm" svg:y2="7.366cm">
          <text:p/>
        </draw:line>
        <draw:line draw:style-name="gr7" draw:text-style-name="P6" draw:layer="layout" svg:x1="16.256cm" svg:y1="2.032cm" svg:x2="19.812cm" svg:y2="7.112cm">
          <text:p/>
        </draw:line>
        <draw:line draw:style-name="gr7" draw:text-style-name="P6" draw:layer="layout" svg:x1="10.414cm" svg:y1="1.778cm" svg:x2="16.256cm" svg:y2="2.032cm">
          <text:p/>
        </draw:line>
        <draw:g>
          <draw:custom-shape draw:style-name="gr3" draw:text-style-name="P3" draw:layer="layout" svg:width="1.778cm" svg:height="0.508cm" draw:transform="rotate (0.785398163397448) translate (19.211cm 2.27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20.469cm 2.632cm)">
            <text:p/>
            <draw:enhanced-geometry svg:viewBox="0 0 21600 21600" draw:mirror-vertical="false" draw:type="rectangle" draw:enhanced-path="M 0 0 L 21600 0 21600 21600 0 21600 0 0 Z N"/>
          </draw:custom-shape>
        </draw:g>
        <draw:line draw:style-name="gr7" draw:text-style-name="P6" draw:layer="layout" svg:x1="15.748cm" svg:y1="2.032cm" svg:x2="20.32cm" svg:y2="1.778cm">
          <text:p/>
        </draw:line>
        <draw:line draw:style-name="gr7" draw:text-style-name="P6" draw:layer="layout" svg:x1="1.524cm" svg:y1="7.62cm" svg:x2="10.16cm" svg:y2="1.27cm">
          <text:p/>
        </draw:line>
        <draw:line draw:style-name="gr7" draw:text-style-name="P6" draw:layer="layout" svg:x1="5.08cm" svg:y1="30.734cm" svg:x2="5.08cm" svg:y2="35.052cm">
          <text:p/>
        </draw:line>
        <draw:line draw:style-name="gr7" draw:text-style-name="P6" draw:layer="layout" svg:x1="5.334cm" svg:y1="25.4cm" svg:x2="5.334cm" svg:y2="29.718cm">
          <text:p/>
        </draw:line>
        <draw:line draw:style-name="gr7" draw:text-style-name="P6" draw:layer="layout" svg:x1="1.524cm" svg:y1="20.066cm" svg:x2="4.826cm" svg:y2="29.972cm">
          <text:p/>
        </draw:line>
        <draw:line draw:style-name="gr7" draw:text-style-name="P6" draw:layer="layout" svg:x1="1.778cm" svg:y1="7.62cm" svg:x2="1.778cm" svg:y2="19.558cm">
          <text:p/>
        </draw:line>
        <draw:g>
          <draw:custom-shape draw:style-name="gr3" draw:text-style-name="P3" draw:layer="layout" svg:width="1.778cm" svg:height="0.508cm" draw:transform="rotate (0.785398163397448) translate (8.128cm 35.0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778cm" svg:height="0.508cm" draw:transform="rotate (2.35619449019234) translate (9.386cm 35.398cm)">
            <text:p/>
            <draw:enhanced-geometry svg:viewBox="0 0 21600 21600" draw:mirror-vertical="false" draw:type="rectangle" draw:enhanced-path="M 0 0 L 21600 0 21600 21600 0 21600 0 0 Z N"/>
          </draw:custom-shape>
        </draw:g>
        <draw:line draw:style-name="gr7" draw:text-style-name="P6" draw:layer="layout" svg:x1="11.938cm" svg:y1="38.608cm" svg:x2="17.526cm" svg:y2="27.178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61.9000015258789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4cm" fo:margin-bottom="0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8cm" fo:margin-bottom="0cm" fo:text-indent="0cm"/>
      <style:text-properties fo:font-size="46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6cm" fo:margin-bottom="0cm" fo:text-indent="0cm"/>
      <style:text-properties fo:font-size="3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85.0999984741211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40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734cm" svg:height="7.575cm" svg:x="3.132cm" svg:y="2.485cm"/>
      <draw:page-thumbnail draw:layer="backgroundobjects" svg:width="4.734cm" svg:height="7.575cm" svg:x="3.132cm" svg:y="11.061cm"/>
      <draw:page-thumbnail draw:layer="backgroundobjects" svg:width="4.734cm" svg:height="7.575cm" svg:x="3.132cm" svg:y="19.637cm"/>
      <draw:page-thumbnail draw:layer="backgroundobjects" svg:width="4.734cm" svg:height="7.575cm" svg:x="13.132cm" svg:y="2.485cm"/>
      <draw:page-thumbnail draw:layer="backgroundobjects" svg:width="4.734cm" svg:height="7.575cm" svg:x="13.132cm" svg:y="11.061cm"/>
      <draw:page-thumbnail draw:layer="backgroundobjects" svg:width="4.734cm" svg:height="7.575cm" svg:x="13.132cm" svg:y="19.637cm"/>
    </style:handout-master>
    <style:master-page style:name="Default" style:page-layout-name="PM1" draw:style-name="Mdp1">
      <draw:frame presentation:style-name="Default-title" draw:layer="backgroundobjects" svg:width="22.859cm" svg:height="6.785cm" svg:x="1.27cm" svg:y="1.619cm" presentation:class="title" presentation:placeholder="true">
        <draw:text-box/>
      </draw:frame>
      <draw:frame presentation:style-name="Default-outline1" draw:layer="backgroundobjects" svg:width="22.859cm" svg:height="23.569cm" svg:x="1.27cm" svg:y="9.509cm" presentation:class="outline" presentation:placeholder="true">
        <draw:text-box/>
      </draw:frame>
      <draw:frame presentation:style-name="Mpr1" draw:text-style-name="MP2" draw:layer="backgroundobjects" svg:width="5.917cm" svg:height="2.802cm" svg:x="1.27cm" svg:y="37.0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2.802cm" svg:x="8.686cm" svg:y="37.0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2.802cm" svg:x="18.211cm" svg:y="37.0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3T16:20:04.291225424</meta:creation-date>
    <dc:date>2017-12-24T18:07:03.776819130</dc:date>
    <meta:editing-duration>PT2H59M2S</meta:editing-duration>
    <meta:editing-cycles>6</meta:editing-cycles>
    <meta:generator>LibreOffice/5.2.7.2$Linux_ARM_EABI LibreOffice_project/20m0$Build-2</meta:generator>
    <meta:document-statistic meta:object-count="86"/>
  </office:meta>
</office:document-meta>
</file>